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1508in" svg:y="0.2173in">
            <draw:object draw:notify-on-update-of-ranges="Sheet1.A2:Sheet1.A41 Sheet1.E2:Sheet1.E41 Sheet1.H2:Sheet1.H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yro value</text:p>
          </table:table-cell>
          <table:table-cell office:value-type="string" calcext:value-type="string">
            <text:p>divider a</text:p>
          </table:table-cell>
          <table:table-cell office:value-type="string" calcext:value-type="string">
            <text:p>powered</text:p>
          </table:table-cell>
          <table:table-cell office:value-type="string" calcext:value-type="string">
            <text:p>divider b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float divider</text:p>
          </table:table-cell>
          <table:table-cell office:value-type="string" calcext:value-type="string">
            <text:p>old resul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([.A2]/[.B2])^2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C2]/[.D2]" office:value-type="float" office:value="200" calcext:value-type="float">
            <text:p>2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2]^[.G2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([.A3]/[.B3])^2"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table:formula="of:=[.C3]/[.D3]" office:value-type="float" office:value="800" calcext:value-type="float">
            <text:p>8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3]^[.G3]" office:value-type="float" office:value="2828.42712474619" calcext:value-type="float">
            <text:p>282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([.A4]/[.B4])^2"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table:formula="of:=[.C4]/[.D4]" office:value-type="float" office:value="1800" calcext:value-type="float">
            <text:p>18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4]^[.G4]" office:value-type="float" office:value="5196.15242270663" calcext:value-type="float">
            <text:p>519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formula="of:=([.A5]/[.B5])^2" office:value-type="float" office:value="6400" calcext:value-type="float">
            <text:p>6400</text:p>
          </table:table-cell>
          <table:table-cell office:value-type="float" office:value="2" calcext:value-type="float">
            <text:p>2</text:p>
          </table:table-cell>
          <table:table-cell table:formula="of:=[.C5]/[.D5]" office:value-type="float" office:value="3200" calcext:value-type="float">
            <text:p>32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5]^[.G5]"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([.A6]/[.B6])^2"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formula="of:=[.C6]/[.D6]" office:value-type="float" office:value="5000" calcext:value-type="float">
            <text:p>50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6]^[.G6]" office:value-type="float" office:value="11180.3398874989" calcext:value-type="float">
            <text:p>1118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([.A7]/[.B7])^2" office:value-type="float" office:value="14400" calcext:value-type="float">
            <text:p>14400</text:p>
          </table:table-cell>
          <table:table-cell office:value-type="float" office:value="2" calcext:value-type="float">
            <text:p>2</text:p>
          </table:table-cell>
          <table:table-cell table:formula="of:=[.C7]/[.D7]" office:value-type="float" office:value="7200" calcext:value-type="float">
            <text:p>72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7]^[.G7]" office:value-type="float" office:value="14696.9384566991" calcext:value-type="float">
            <text:p>1469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  <table:table-cell table:formula="of:=([.A8]/[.B8])^2" office:value-type="float" office:value="19600" calcext:value-type="float">
            <text:p>19600</text:p>
          </table:table-cell>
          <table:table-cell office:value-type="float" office:value="2" calcext:value-type="float">
            <text:p>2</text:p>
          </table:table-cell>
          <table:table-cell table:formula="of:=[.C8]/[.D8]" office:value-type="float" office:value="9800" calcext:value-type="float">
            <text:p>98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8]^[.G8]" office:value-type="float" office:value="18520.2591774521" calcext:value-type="float">
            <text:p>1852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([.A9]/[.B9])^2" office:value-type="float" office:value="25600" calcext:value-type="float">
            <text:p>25600</text:p>
          </table:table-cell>
          <table:table-cell office:value-type="float" office:value="2" calcext:value-type="float">
            <text:p>2</text:p>
          </table:table-cell>
          <table:table-cell table:formula="of:=[.C9]/[.D9]" office:value-type="float" office:value="12800" calcext:value-type="float">
            <text:p>128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9]^[.G9]" office:value-type="float" office:value="22627.4169979695" calcext:value-type="float">
            <text:p>2262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table:formula="of:=([.A10]/[.B10])^2" office:value-type="float" office:value="32400" calcext:value-type="float">
            <text:p>32400</text:p>
          </table:table-cell>
          <table:table-cell office:value-type="float" office:value="2" calcext:value-type="float">
            <text:p>2</text:p>
          </table:table-cell>
          <table:table-cell table:formula="of:=[.C10]/[.D10]" office:value-type="float" office:value="16200" calcext:value-type="float">
            <text:p>162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10]^[.G10]"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table:formula="of:=([.A11]/[.B11])^2"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formula="of:=[.C11]/[.D11]" office:value-type="float" office:value="20000" calcext:value-type="float">
            <text:p>200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11]^[.G11]" office:value-type="float" office:value="31622.7766016838" calcext:value-type="float">
            <text:p>3162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table:formula="of:=([.A12]/[.B12])^2" office:value-type="float" office:value="48400" calcext:value-type="float">
            <text:p>48400</text:p>
          </table:table-cell>
          <table:table-cell office:value-type="float" office:value="2" calcext:value-type="float">
            <text:p>2</text:p>
          </table:table-cell>
          <table:table-cell table:formula="of:=[.C12]/[.D12]" office:value-type="float" office:value="24200" calcext:value-type="float">
            <text:p>242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12]^[.G12]" office:value-type="float" office:value="36482.8726939094" calcext:value-type="float">
            <text:p>3648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formula="of:=([.A13]/[.B13])^2" office:value-type="float" office:value="57600" calcext:value-type="float">
            <text:p>57600</text:p>
          </table:table-cell>
          <table:table-cell office:value-type="float" office:value="2" calcext:value-type="float">
            <text:p>2</text:p>
          </table:table-cell>
          <table:table-cell table:formula="of:=[.C13]/[.D13]" office:value-type="float" office:value="28800" calcext:value-type="float">
            <text:p>288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13]^[.G13]" office:value-type="float" office:value="41569.2193816531" calcext:value-type="float">
            <text:p>4156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" calcext:value-type="float">
            <text:p>5</text:p>
          </table:table-cell>
          <table:table-cell table:formula="of:=([.A14]/[.B14])^2" office:value-type="float" office:value="67600" calcext:value-type="float">
            <text:p>67600</text:p>
          </table:table-cell>
          <table:table-cell office:value-type="float" office:value="2" calcext:value-type="float">
            <text:p>2</text:p>
          </table:table-cell>
          <table:table-cell table:formula="of:=[.C14]/[.D14]" office:value-type="float" office:value="33800" calcext:value-type="float">
            <text:p>338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14]^[.G14]" office:value-type="float" office:value="46872.1665810319" calcext:value-type="float">
            <text:p>4687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table:formula="of:=([.A15]/[.B15])^2" office:value-type="float" office:value="78400" calcext:value-type="float">
            <text:p>78400</text:p>
          </table:table-cell>
          <table:table-cell office:value-type="float" office:value="2" calcext:value-type="float">
            <text:p>2</text:p>
          </table:table-cell>
          <table:table-cell table:formula="of:=[.C15]/[.D15]" office:value-type="float" office:value="39200" calcext:value-type="float">
            <text:p>392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15]^[.G15]" office:value-type="float" office:value="52383.2034148352" calcext:value-type="float">
            <text:p>5238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table:formula="of:=([.A16]/[.B16])^2" office:value-type="float" office:value="90000" calcext:value-type="float">
            <text:p>90000</text:p>
          </table:table-cell>
          <table:table-cell office:value-type="float" office:value="2" calcext:value-type="float">
            <text:p>2</text:p>
          </table:table-cell>
          <table:table-cell table:formula="of:=[.C16]/[.D16]" office:value-type="float" office:value="45000" calcext:value-type="float">
            <text:p>450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16]^[.G16]" office:value-type="float" office:value="58094.7501931113" calcext:value-type="float">
            <text:p>5809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table:formula="of:=([.A17]/[.B17])^2" office:value-type="float" office:value="102400" calcext:value-type="float">
            <text:p>102400</text:p>
          </table:table-cell>
          <table:table-cell office:value-type="float" office:value="2" calcext:value-type="float">
            <text:p>2</text:p>
          </table:table-cell>
          <table:table-cell table:formula="of:=[.C17]/[.D17]" office:value-type="float" office:value="51200" calcext:value-type="float">
            <text:p>512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17]^[.G17]" office:value-type="float" office:value="64000" calcext:value-type="float">
            <text:p>64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" calcext:value-type="float">
            <text:p>5</text:p>
          </table:table-cell>
          <table:table-cell table:formula="of:=([.A18]/[.B18])^2" office:value-type="float" office:value="115600" calcext:value-type="float">
            <text:p>115600</text:p>
          </table:table-cell>
          <table:table-cell office:value-type="float" office:value="2" calcext:value-type="float">
            <text:p>2</text:p>
          </table:table-cell>
          <table:table-cell table:formula="of:=[.C18]/[.D18]" office:value-type="float" office:value="57800" calcext:value-type="float">
            <text:p>578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18]^[.G18]" office:value-type="float" office:value="70092.7956355002" calcext:value-type="float">
            <text:p>7009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" calcext:value-type="float">
            <text:p>5</text:p>
          </table:table-cell>
          <table:table-cell table:formula="of:=([.A19]/[.B19])^2" office:value-type="float" office:value="129600" calcext:value-type="float">
            <text:p>129600</text:p>
          </table:table-cell>
          <table:table-cell office:value-type="float" office:value="2" calcext:value-type="float">
            <text:p>2</text:p>
          </table:table-cell>
          <table:table-cell table:formula="of:=[.C19]/[.D19]" office:value-type="float" office:value="64800" calcext:value-type="float">
            <text:p>648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19]^[.G19]" office:value-type="float" office:value="76367.5323681471" calcext:value-type="float">
            <text:p>7636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" calcext:value-type="float">
            <text:p>5</text:p>
          </table:table-cell>
          <table:table-cell table:formula="of:=([.A20]/[.B20])^2" office:value-type="float" office:value="144400" calcext:value-type="float">
            <text:p>144400</text:p>
          </table:table-cell>
          <table:table-cell office:value-type="float" office:value="2" calcext:value-type="float">
            <text:p>2</text:p>
          </table:table-cell>
          <table:table-cell table:formula="of:=[.C20]/[.D20]" office:value-type="float" office:value="72200" calcext:value-type="float">
            <text:p>722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20]^[.G20]" office:value-type="float" office:value="82819.0799272728" calcext:value-type="float">
            <text:p>828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table:formula="of:=([.A21]/[.B21])^2" office:value-type="float" office:value="160000" calcext:value-type="float">
            <text:p>160000</text:p>
          </table:table-cell>
          <table:table-cell office:value-type="float" office:value="2" calcext:value-type="float">
            <text:p>2</text:p>
          </table:table-cell>
          <table:table-cell table:formula="of:=[.C21]/[.D21]" office:value-type="float" office:value="80000" calcext:value-type="float">
            <text:p>800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21]^[.G21]" office:value-type="float" office:value="89442.7190999916" calcext:value-type="float">
            <text:p>8944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" calcext:value-type="float">
            <text:p>5</text:p>
          </table:table-cell>
          <table:table-cell table:formula="of:=([.A22]/[.B22])^2" office:value-type="float" office:value="176400" calcext:value-type="float">
            <text:p>176400</text:p>
          </table:table-cell>
          <table:table-cell office:value-type="float" office:value="2" calcext:value-type="float">
            <text:p>2</text:p>
          </table:table-cell>
          <table:table-cell table:formula="of:=[.C22]/[.D22]" office:value-type="float" office:value="88200" calcext:value-type="float">
            <text:p>882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22]^[.G22]" office:value-type="float" office:value="96234.0895940726" calcext:value-type="float">
            <text:p>9623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" calcext:value-type="float">
            <text:p>5</text:p>
          </table:table-cell>
          <table:table-cell table:formula="of:=([.A23]/[.B23])^2" office:value-type="float" office:value="193600" calcext:value-type="float">
            <text:p>193600</text:p>
          </table:table-cell>
          <table:table-cell office:value-type="float" office:value="2" calcext:value-type="float">
            <text:p>2</text:p>
          </table:table-cell>
          <table:table-cell table:formula="of:=[.C23]/[.D23]" office:value-type="float" office:value="96800" calcext:value-type="float">
            <text:p>968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23]^[.G23]" office:value-type="float" office:value="103189.146716115" calcext:value-type="float">
            <text:p>10318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" calcext:value-type="float">
            <text:p>5</text:p>
          </table:table-cell>
          <table:table-cell table:formula="of:=([.A24]/[.B24])^2" office:value-type="float" office:value="211600" calcext:value-type="float">
            <text:p>211600</text:p>
          </table:table-cell>
          <table:table-cell office:value-type="float" office:value="2" calcext:value-type="float">
            <text:p>2</text:p>
          </table:table-cell>
          <table:table-cell table:formula="of:=[.C24]/[.D24]" office:value-type="float" office:value="105800" calcext:value-type="float">
            <text:p>1058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24]^[.G24]" office:value-type="float" office:value="110304.125036193" calcext:value-type="float">
            <text:p>11030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table:formula="of:=([.A25]/[.B25])^2" office:value-type="float" office:value="230400" calcext:value-type="float">
            <text:p>230400</text:p>
          </table:table-cell>
          <table:table-cell office:value-type="float" office:value="2" calcext:value-type="float">
            <text:p>2</text:p>
          </table:table-cell>
          <table:table-cell table:formula="of:=[.C25]/[.D25]" office:value-type="float" office:value="115200" calcext:value-type="float">
            <text:p>1152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25]^[.G25]" office:value-type="float" office:value="117575.507653593" calcext:value-type="float">
            <text:p>11757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table:formula="of:=([.A26]/[.B26])^2"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table:formula="of:=[.C26]/[.D26]" office:value-type="float" office:value="125000" calcext:value-type="float">
            <text:p>1250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26]^[.G26]" office:value-type="float" office:value="125000" calcext:value-type="float">
            <text:p>12500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" calcext:value-type="float">
            <text:p>5</text:p>
          </table:table-cell>
          <table:table-cell table:formula="of:=([.A27]/[.B27])^2" office:value-type="float" office:value="270400" calcext:value-type="float">
            <text:p>270400</text:p>
          </table:table-cell>
          <table:table-cell office:value-type="float" office:value="2" calcext:value-type="float">
            <text:p>2</text:p>
          </table:table-cell>
          <table:table-cell table:formula="of:=[.C27]/[.D27]" office:value-type="float" office:value="135200" calcext:value-type="float">
            <text:p>1352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27]^[.G27]" office:value-type="float" office:value="132574.507353412" calcext:value-type="float">
            <text:p>13257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" calcext:value-type="float">
            <text:p>5</text:p>
          </table:table-cell>
          <table:table-cell table:formula="of:=([.A28]/[.B28])^2" office:value-type="float" office:value="291600" calcext:value-type="float">
            <text:p>291600</text:p>
          </table:table-cell>
          <table:table-cell office:value-type="float" office:value="2" calcext:value-type="float">
            <text:p>2</text:p>
          </table:table-cell>
          <table:table-cell table:formula="of:=[.C28]/[.D28]" office:value-type="float" office:value="145800" calcext:value-type="float">
            <text:p>1458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28]^[.G28]" office:value-type="float" office:value="140296.115413079" calcext:value-type="float">
            <text:p>14029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" calcext:value-type="float">
            <text:p>5</text:p>
          </table:table-cell>
          <table:table-cell table:formula="of:=([.A29]/[.B29])^2" office:value-type="float" office:value="313600" calcext:value-type="float">
            <text:p>313600</text:p>
          </table:table-cell>
          <table:table-cell office:value-type="float" office:value="2" calcext:value-type="float">
            <text:p>2</text:p>
          </table:table-cell>
          <table:table-cell table:formula="of:=[.C29]/[.D29]" office:value-type="float" office:value="156800" calcext:value-type="float">
            <text:p>1568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29]^[.G29]" office:value-type="float" office:value="148162.073419617" calcext:value-type="float">
            <text:p>14816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" calcext:value-type="float">
            <text:p>5</text:p>
          </table:table-cell>
          <table:table-cell table:formula="of:=([.A30]/[.B30])^2" office:value-type="float" office:value="336400" calcext:value-type="float">
            <text:p>336400</text:p>
          </table:table-cell>
          <table:table-cell office:value-type="float" office:value="2" calcext:value-type="float">
            <text:p>2</text:p>
          </table:table-cell>
          <table:table-cell table:formula="of:=[.C30]/[.D30]" office:value-type="float" office:value="168200" calcext:value-type="float">
            <text:p>1682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30]^[.G30]" office:value-type="float" office:value="156169.779406901" calcext:value-type="float">
            <text:p>15617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table:formula="of:=([.A31]/[.B31])^2" office:value-type="float" office:value="360000" calcext:value-type="float">
            <text:p>360000</text:p>
          </table:table-cell>
          <table:table-cell office:value-type="float" office:value="2" calcext:value-type="float">
            <text:p>2</text:p>
          </table:table-cell>
          <table:table-cell table:formula="of:=[.C31]/[.D31]" office:value-type="float" office:value="180000" calcext:value-type="float">
            <text:p>1800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31]^[.G31]" office:value-type="float" office:value="164316.76725155" calcext:value-type="float">
            <text:p>16431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" calcext:value-type="float">
            <text:p>5</text:p>
          </table:table-cell>
          <table:table-cell table:formula="of:=([.A32]/[.B32])^2" office:value-type="float" office:value="384400" calcext:value-type="float">
            <text:p>384400</text:p>
          </table:table-cell>
          <table:table-cell office:value-type="float" office:value="2" calcext:value-type="float">
            <text:p>2</text:p>
          </table:table-cell>
          <table:table-cell table:formula="of:=[.C32]/[.D32]" office:value-type="float" office:value="192200" calcext:value-type="float">
            <text:p>1922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32]^[.G32]" office:value-type="float" office:value="172600.695247731" calcext:value-type="float">
            <text:p>17260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" calcext:value-type="float">
            <text:p>5</text:p>
          </table:table-cell>
          <table:table-cell table:formula="of:=([.A33]/[.B33])^2" office:value-type="float" office:value="409600" calcext:value-type="float">
            <text:p>409600</text:p>
          </table:table-cell>
          <table:table-cell office:value-type="float" office:value="2" calcext:value-type="float">
            <text:p>2</text:p>
          </table:table-cell>
          <table:table-cell table:formula="of:=[.C33]/[.D33]" office:value-type="float" office:value="204800" calcext:value-type="float">
            <text:p>2048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33]^[.G33]" office:value-type="float" office:value="181019.335983756" calcext:value-type="float">
            <text:p>181019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" calcext:value-type="float">
            <text:p>5</text:p>
          </table:table-cell>
          <table:table-cell table:formula="of:=([.A34]/[.B34])^2" office:value-type="float" office:value="435600" calcext:value-type="float">
            <text:p>435600</text:p>
          </table:table-cell>
          <table:table-cell office:value-type="float" office:value="2" calcext:value-type="float">
            <text:p>2</text:p>
          </table:table-cell>
          <table:table-cell table:formula="of:=[.C34]/[.D34]" office:value-type="float" office:value="217800" calcext:value-type="float">
            <text:p>2178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34]^[.G34]" office:value-type="float" office:value="189570.567335755" calcext:value-type="float">
            <text:p>18957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" calcext:value-type="float">
            <text:p>5</text:p>
          </table:table-cell>
          <table:table-cell table:formula="of:=([.A35]/[.B35])^2" office:value-type="float" office:value="462400" calcext:value-type="float">
            <text:p>462400</text:p>
          </table:table-cell>
          <table:table-cell office:value-type="float" office:value="2" calcext:value-type="float">
            <text:p>2</text:p>
          </table:table-cell>
          <table:table-cell table:formula="of:=[.C35]/[.D35]" office:value-type="float" office:value="231200" calcext:value-type="float">
            <text:p>2312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35]^[.G35]" office:value-type="float" office:value="198252.36442474" calcext:value-type="float">
            <text:p>19825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table:formula="of:=([.A36]/[.B36])^2" office:value-type="float" office:value="490000" calcext:value-type="float">
            <text:p>490000</text:p>
          </table:table-cell>
          <table:table-cell office:value-type="float" office:value="2" calcext:value-type="float">
            <text:p>2</text:p>
          </table:table-cell>
          <table:table-cell table:formula="of:=[.C36]/[.D36]" office:value-type="float" office:value="245000" calcext:value-type="float">
            <text:p>2450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36]^[.G36]" office:value-type="float" office:value="207062.792408487" calcext:value-type="float">
            <text:p>20706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table:formula="of:=([.A37]/[.B37])^2" office:value-type="float" office:value="518400" calcext:value-type="float">
            <text:p>518400</text:p>
          </table:table-cell>
          <table:table-cell office:value-type="float" office:value="2" calcext:value-type="float">
            <text:p>2</text:p>
          </table:table-cell>
          <table:table-cell table:formula="of:=[.C37]/[.D37]" office:value-type="float" office:value="259200" calcext:value-type="float">
            <text:p>2592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37]^[.G37]" office:value-type="float" office:value="216000" calcext:value-type="float">
            <text:p>21600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5" calcext:value-type="float">
            <text:p>5</text:p>
          </table:table-cell>
          <table:table-cell table:formula="of:=([.A38]/[.B38])^2" office:value-type="float" office:value="547600" calcext:value-type="float">
            <text:p>547600</text:p>
          </table:table-cell>
          <table:table-cell office:value-type="float" office:value="2" calcext:value-type="float">
            <text:p>2</text:p>
          </table:table-cell>
          <table:table-cell table:formula="of:=[.C38]/[.D38]" office:value-type="float" office:value="273800" calcext:value-type="float">
            <text:p>2738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38]^[.G38]" office:value-type="float" office:value="225062.213621034" calcext:value-type="float">
            <text:p>22506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5" calcext:value-type="float">
            <text:p>5</text:p>
          </table:table-cell>
          <table:table-cell table:formula="of:=([.A39]/[.B39])^2" office:value-type="float" office:value="577600" calcext:value-type="float">
            <text:p>577600</text:p>
          </table:table-cell>
          <table:table-cell office:value-type="float" office:value="2" calcext:value-type="float">
            <text:p>2</text:p>
          </table:table-cell>
          <table:table-cell table:formula="of:=[.C39]/[.D39]" office:value-type="float" office:value="288800" calcext:value-type="float">
            <text:p>2888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39]^[.G39]" office:value-type="float" office:value="234247.732112821" calcext:value-type="float">
            <text:p>234248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" calcext:value-type="float">
            <text:p>5</text:p>
          </table:table-cell>
          <table:table-cell table:formula="of:=([.A40]/[.B40])^2" office:value-type="float" office:value="608400" calcext:value-type="float">
            <text:p>608400</text:p>
          </table:table-cell>
          <table:table-cell office:value-type="float" office:value="2" calcext:value-type="float">
            <text:p>2</text:p>
          </table:table-cell>
          <table:table-cell table:formula="of:=[.C40]/[.D40]" office:value-type="float" office:value="304200" calcext:value-type="float">
            <text:p>3042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40]^[.G40]" office:value-type="float" office:value="243554.921937538" calcext:value-type="float">
            <text:p>24355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table:formula="of:=([.A41]/[.B41])^2" office:value-type="float" office:value="640000" calcext:value-type="float">
            <text:p>640000</text:p>
          </table:table-cell>
          <table:table-cell office:value-type="float" office:value="2" calcext:value-type="float">
            <text:p>2</text:p>
          </table:table-cell>
          <table:table-cell table:formula="of:=[.C41]/[.D41]" office:value-type="float" office:value="320000" calcext:value-type="float">
            <text:p>3200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[.A41]^[.G41]" office:value-type="float" office:value="252982.21281347" calcext:value-type="float">
            <text:p>252982</text:p>
          </table:table-cell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3" number:min-decimal-places="13" number:min-integer-digits="1"/>
    </number:number-style>
    <number:number-style style:name="N137">
      <number:number number:decimal-places="14" number:min-decimal-places="14" number:min-integer-digits="1"/>
    </number:number-style>
    <number:number-style style:name="N138">
      <number:number number:decimal-places="15" number:min-decimal-places="15" number:min-integer-digits="1"/>
    </number:number-style>
    <number:number-style style:name="N139">
      <number:number number:decimal-places="16" number:min-decimal-places="16" number:min-integer-digits="1"/>
    </number:number-style>
    <number:number-style style:name="N140">
      <number:number number:decimal-places="17" number:min-decimal-places="17" number:min-integer-digits="1"/>
    </number:number-style>
    <number:number-style style:name="N141">
      <number:number number:decimal-places="18" number:min-decimal-places="18" number:min-integer-digits="1"/>
    </number:number-style>
    <number:number-style style:name="N142">
      <number:number number:decimal-places="19" number:min-decimal-places="19" number:min-integer-digits="1"/>
    </number:number-style>
    <number:number-style style:name="N143">
      <number:number number:decimal-places="20" number:min-decimal-places="2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22:05:30.150611581</meta:creation-date>
    <meta:generator>LibreOffice/24.2.6.2$Linux_X86_64 LibreOffice_project/420$Build-2</meta:generator>
    <dc:date>2025-02-08T22:35:56.053176835</dc:date>
    <meta:editing-duration>PT30M19S</meta:editing-duration>
    <meta:editing-cycles>21</meta:editing-cycles>
    <meta:document-statistic meta:table-count="1" meta:cell-count="28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1.A2:Sheet1.A41 Sheet1.E2:Sheet1.E41 Sheet1.H2:Sheet1.H41" svg:x="0.32cm" svg:y="0.18cm" svg:width="12.508cm" svg:height="8.64cm">
          <chart:coordinate-region svg:x="1.709cm" svg:y="0.379cm" svg:width="11.119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41" chart:class="chart:line">
            <chart:data-point chart:repeated="40"/>
          </chart:series>
          <chart:series chart:style-name="ch8" chart:values-cell-range-address="Sheet1.E2:Sheet1.E41" chart:class="chart:line">
            <chart:data-point chart:repeated="40"/>
          </chart:series>
          <chart:series chart:style-name="ch9" chart:values-cell-range-address="Sheet1.H2:Sheet1.H41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41</svg:desc>
                </draw:g>
              </table:table-cell>
              <table:table-cell office:value-type="float" office:value="200">
                <text:p>200</text:p>
                <draw:g>
                  <svg:desc>Sheet1.E2:Sheet1.E41</svg:desc>
                </draw:g>
              </table:table-cell>
              <table:table-cell office:value-type="float" office:value="1000">
                <text:p>1000</text:p>
                <draw:g>
                  <svg:desc>Sheet1.H2:Sheet1.H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800">
                <text:p>800</text:p>
              </table:table-cell>
              <table:table-cell office:value-type="float" office:value="2828.42712474619">
                <text:p>2828.42712474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800">
                <text:p>1800</text:p>
              </table:table-cell>
              <table:table-cell office:value-type="float" office:value="5196.15242270663">
                <text:p>5196.15242270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200">
                <text:p>32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11180.3398874989">
                <text:p>11180.3398874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7200">
                <text:p>7200</text:p>
              </table:table-cell>
              <table:table-cell office:value-type="float" office:value="14696.9384566991">
                <text:p>14696.9384566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9800">
                <text:p>9800</text:p>
              </table:table-cell>
              <table:table-cell office:value-type="float" office:value="18520.2591774521">
                <text:p>18520.25917745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2800">
                <text:p>12800</text:p>
              </table:table-cell>
              <table:table-cell office:value-type="float" office:value="22627.4169979695">
                <text:p>22627.4169979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6200">
                <text:p>16200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0000">
                <text:p>20000</text:p>
              </table:table-cell>
              <table:table-cell office:value-type="float" office:value="31622.7766016838">
                <text:p>31622.7766016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24200">
                <text:p>24200</text:p>
              </table:table-cell>
              <table:table-cell office:value-type="float" office:value="36482.8726939094">
                <text:p>36482.87269390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28800">
                <text:p>28800</text:p>
              </table:table-cell>
              <table:table-cell office:value-type="float" office:value="41569.2193816531">
                <text:p>41569.21938165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33800">
                <text:p>33800</text:p>
              </table:table-cell>
              <table:table-cell office:value-type="float" office:value="46872.1665810319">
                <text:p>46872.16658103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39200">
                <text:p>39200</text:p>
              </table:table-cell>
              <table:table-cell office:value-type="float" office:value="52383.2034148352">
                <text:p>52383.2034148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45000">
                <text:p>45000</text:p>
              </table:table-cell>
              <table:table-cell office:value-type="float" office:value="58094.7501931113">
                <text:p>58094.7501931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51200">
                <text:p>51200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57800">
                <text:p>57800</text:p>
              </table:table-cell>
              <table:table-cell office:value-type="float" office:value="70092.7956355002">
                <text:p>70092.7956355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64800">
                <text:p>64800</text:p>
              </table:table-cell>
              <table:table-cell office:value-type="float" office:value="76367.5323681471">
                <text:p>76367.53236814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72200">
                <text:p>72200</text:p>
              </table:table-cell>
              <table:table-cell office:value-type="float" office:value="82819.0799272728">
                <text:p>82819.07992727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80000">
                <text:p>80000</text:p>
              </table:table-cell>
              <table:table-cell office:value-type="float" office:value="89442.7190999916">
                <text:p>89442.71909999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88200">
                <text:p>88200</text:p>
              </table:table-cell>
              <table:table-cell office:value-type="float" office:value="96234.0895940726">
                <text:p>96234.08959407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96800">
                <text:p>96800</text:p>
              </table:table-cell>
              <table:table-cell office:value-type="float" office:value="103189.146716115">
                <text:p>103189.146716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05800">
                <text:p>105800</text:p>
              </table:table-cell>
              <table:table-cell office:value-type="float" office:value="110304.125036193">
                <text:p>110304.1250361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15200">
                <text:p>115200</text:p>
              </table:table-cell>
              <table:table-cell office:value-type="float" office:value="117575.507653593">
                <text:p>117575.5076535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25000">
                <text:p>125000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35200">
                <text:p>135200</text:p>
              </table:table-cell>
              <table:table-cell office:value-type="float" office:value="132574.507353412">
                <text:p>132574.5073534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45800">
                <text:p>145800</text:p>
              </table:table-cell>
              <table:table-cell office:value-type="float" office:value="140296.115413079">
                <text:p>140296.1154130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56800">
                <text:p>156800</text:p>
              </table:table-cell>
              <table:table-cell office:value-type="float" office:value="148162.073419617">
                <text:p>148162.0734196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168200">
                <text:p>168200</text:p>
              </table:table-cell>
              <table:table-cell office:value-type="float" office:value="156169.779406901">
                <text:p>156169.7794069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80000">
                <text:p>180000</text:p>
              </table:table-cell>
              <table:table-cell office:value-type="float" office:value="164316.76725155">
                <text:p>164316.76725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92200">
                <text:p>192200</text:p>
              </table:table-cell>
              <table:table-cell office:value-type="float" office:value="172600.695247731">
                <text:p>172600.6952477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204800">
                <text:p>204800</text:p>
              </table:table-cell>
              <table:table-cell office:value-type="float" office:value="181019.335983756">
                <text:p>181019.3359837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217800">
                <text:p>217800</text:p>
              </table:table-cell>
              <table:table-cell office:value-type="float" office:value="189570.567335755">
                <text:p>189570.567335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231200">
                <text:p>231200</text:p>
              </table:table-cell>
              <table:table-cell office:value-type="float" office:value="198252.36442474">
                <text:p>198252.364424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245000">
                <text:p>245000</text:p>
              </table:table-cell>
              <table:table-cell office:value-type="float" office:value="207062.792408487">
                <text:p>207062.7924084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259200">
                <text:p>259200</text:p>
              </table:table-cell>
              <table:table-cell office:value-type="float" office:value="216000">
                <text:p>216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273800">
                <text:p>273800</text:p>
              </table:table-cell>
              <table:table-cell office:value-type="float" office:value="225062.213621034">
                <text:p>225062.2136210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288800">
                <text:p>288800</text:p>
              </table:table-cell>
              <table:table-cell office:value-type="float" office:value="234247.732112821">
                <text:p>234247.7321128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304200">
                <text:p>304200</text:p>
              </table:table-cell>
              <table:table-cell office:value-type="float" office:value="243554.921937538">
                <text:p>243554.9219375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320000">
                <text:p>320000</text:p>
              </table:table-cell>
              <table:table-cell office:value-type="float" office:value="252982.21281347">
                <text:p>252982.212813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